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3358</text:p>
      <text:p text:style-name="Text_20_body">Date: 10.03.24</text:p>
      <text:p text:style-name="Text_20_body">Time: 10:00</text:p>
      <text:p text:style-name="Text_20_body">Facilitator: <text:span text:style-name="T1">Jonas Jacobsson &amp; Christian Bergström</text:span></text:p>
      <text:p text:style-name="Text_20_body">Participants: <text:span text:style-name="T1">Jonas Jacobsson &amp; Christian Bergström</text:span></text:p>
      <text:list xml:id="list1731227190" text:style-name="L1">
        <text:list-item>
          <text:p text:style-name="P1">Objectives (5 min)</text:p>
          <text:p text:style-name="P1">Identify what needs to be done next.</text:p>
        </text:list-item>
        <text:list-item>
          <text:p text:style-name="P1">Reports (15 min)</text:p>
          <text:p text:style-name="P1">Google Code group started.</text:p>
          <text:p text:style-name="P1">A bunch of use cases identified and written down.</text:p>
        </text:list-item>
        <text:list-item>
          <text:p text:style-name="P1">Discussion items (35 min)</text:p>
          <text:p text:style-name="P1">We have to continue working on the RAD. How should the problem be divided into classes?</text:p>
        </text:list-item>
        <text:list-item>
          <text:p text:style-name="P1">Outcomes and assignments (5 min)</text:p>
          <text:p text:style-name="P1">UML sketched up. Have to ask about it during the meeting with the supervisor. We have to complete the UML diagrams and start working on the SDD.</text:p>
        </text:list-item>
        <text:list-item>
          <text:p text:style-name="P1">Wrap up</text:p>
          <text:list>
            <text:list-item>
              <text:p text:style-name="P1">UML somewhat.</text:p>
            </text:list-item>
            <text:list-item>
              <text:p text:style-name="P1">Next meeting on Thursday 10.03.25 with the superviso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35:41</meta:creation-date>
    <dc:date>2010-03-24T13:35:36</dc:date>
    <meta:editing-cycles>10</meta:editing-cycles>
    <meta:editing-duration>PT00H24M19S</meta:editing-duration>
    <dc:creator>Jonas Jacobson</dc:creator>
    <meta:document-statistic meta:table-count="0" meta:image-count="0" meta:object-count="0" meta:page-count="1" meta:paragraph-count="18" meta:word-count="117" meta:character-count="675"/>
    <meta:user-defined meta:name="Info 1"/>
    <meta:user-defined meta:name="Info 2"/>
    <meta:user-defined meta:name="Info 3"/>
    <meta:user-defined meta:name="Info 4"/>
  </office:meta>
</office:document-meta>
</file>